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0pt" style:font-name-asian="Times New Roman1" style:font-size-asian="10pt" style:font-name-complex="Times New Roman1" style:font-size-complex="10pt"/>
    </style:style>
    <style:style style:name="P2" style:family="paragraph" style:parent-style-name="Standard">
      <style:paragraph-properties fo:text-align="end" style:justify-single-word="false"/>
    </style:style>
    <style:style style:name="P3" style:family="paragraph" style:parent-style-name="Standard">
      <style:text-properties officeooo:rsid="000acd29" officeooo:paragraph-rsid="000acd29"/>
    </style:style>
    <style:style style:name="P4" style:family="paragraph" style:parent-style-name="Standard">
      <style:text-properties officeooo:paragraph-rsid="000acd29"/>
    </style:style>
    <style:style style:name="P5"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officeooo:rsid="000acd29" style:font-weight-asian="bold"/>
    </style:style>
    <style:style style:name="T3" style:family="text">
      <style:text-properties style:text-underline-style="solid" style:text-underline-width="auto" style:text-underline-color="font-color" fo:font-weight="bold" style:font-weight-asian="bold"/>
    </style:style>
    <style:style style:name="T4" style:family="text">
      <style:text-properties style:text-underline-style="solid" style:text-underline-width="auto" style:text-underline-color="font-color" fo:font-weight="bold" officeooo:rsid="000acd29" style:font-weight-asian="bold"/>
    </style:style>
    <style:style style:name="T5" style:family="text">
      <style:text-properties officeooo:rsid="000acd29"/>
    </style:style>
    <style:style style:name="T6" style:family="text">
      <style:text-properties fo:font-weight="normal" officeooo:rsid="000acd29"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3">2/16/2017</text:p>
      <text:p text:style-name="Standard"/>
      <text:p text:style-name="Standard"/>
      <text:p text:style-name="Standard">Dear Dean Chang,</text:p>
      <text:p text:style-name="Standard"/>
      <text:p text:style-name="Standard"/>
      <text:p text:style-name="Standard"><text:span text:style-name="T6">Andreas Mueller</text:span><text:span text:style-name="T1"> </text:span>is appointed as <text:span text:style-name="T6">Lecturer in Data Science</text:span> in the <text:span text:style-name="T5">Computer Science </text:span>Department. <text:s/><text:span text:style-name="T6">He</text:span> is submitting a proposal to <text:span text:style-name="T5">the National Science Foundation</text:span>. I am writing to request that he be allowed to serve as Principal Investigator (PI) for this award, should it come to fruition. The SEAS acknowledges the financial responsibility for the proposed projects and projects managed by<text:span text:style-name="T1"> </text:span><text:span text:style-name="T6">Andreas Mueller</text:span> in his capacity as PI.</text:p>
      <text:p text:style-name="P1"/>
      <text:p text:style-name="P1"/>
      <text:p text:style-name="Standard">Sincerely, </text:p>
      <text:p text:style-name="Standard"/>
      <text:p text:style-name="Standard"/>
      <text:p text:style-name="P4"><text:span text:style-name="T5">Kathleen McKeown</text:span><text:line-break/><text:span text:style-name="T5">Director, Data Science Institute</text:span> <text:line-break/><text:line-break/></text:p>
      <text:p text:style-name="Standard"/>
      <text:p text:style-name="P2">I approve this request</text:p>
      <text:p text:style-name="P2"/>
      <text:p text:style-name="P2"/>
      <text:p text:style-name="P2"/>
      <text:p text:style-name="P2">____________________</text:p>
      <text:p text:style-name="P2">Shih-Fu Chang</text:p>
      <text:p text:style-name="P2">Senior Vice Dean</text:p>
      <text:p text:style-name="P2">Fu Foundation School of Engineering and Applied Science<text:bookmark text:name="_GoBack"/><text:line-break/><text:line-break/><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807in" fo:margin-right="0in" fo:text-indent="0in"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0854in" fo:margin-right="0in" fo:text-indent="0in" style:auto-text-indent="false"/>
      <style:text-properties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417in" fo:margin-bottom="0.1945in" fo:margin-left="1.0555in" fo:margin-right="1.0555in" style:writing-mode="lr-tb" style:layout-grid-color="#c0c0c0" style:layout-grid-lines="248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ne Cortese</meta:initial-creator>
    <meta:editing-cycles>6</meta:editing-cycles>
    <meta:creation-date>2017-02-07T18:41:00</meta:creation-date>
    <dc:date>2017-02-16T11:41:43.649742240</dc:date>
    <meta:editing-duration>PT9M44S</meta:editing-duration>
    <meta:generator>LibreOffice/5.2.2.2$Linux_X86_64 LibreOffice_project/20m0$Build-2</meta:generator>
    <meta:document-statistic meta:table-count="0" meta:image-count="0" meta:object-count="0" meta:page-count="1" meta:paragraph-count="10" meta:word-count="97" meta:character-count="643" meta:non-whitespace-character-count="546"/>
    <meta:user-defined meta:name="AppVersion">14.0000</meta:user-defined>
    <meta:user-defined meta:name="Company">Columbia University</meta:user-defined>
    <meta:user-defined meta:name="Created" meta:value-type="date">2013-07-11T00:00:00</meta:user-defined>
    <meta:user-defined meta:name="DocSecurity" meta:value-type="float">0</meta:user-defined>
    <meta:user-defined meta:name="HyperlinksChanged" meta:value-type="boolean">false</meta:user-defined>
    <meta:user-defined meta:name="LastSaved" meta:value-type="date">2017-02-0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